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52525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4">6.5</text:span><text:span text:style-name="T3"> <text:s/></text:span><text:span text:style-name="T1">1. </text:span><text:span text:style-name="T2">Thin Web Clien</text:span><text:span text:style-name="T1">t (на основе "тонкого" Web-клиента) используется в большинстве приложений Internet и предоставляет ограниченные возможности по управле­нию конфигурацией клиента. В распоряжении клиента должен быть только стандартный броузер, поддерживающий формы. Все операции, связанные с бизнес-логикой, выполняются на сервере.</text:span></text:p>
      <text:p text:style-name="P1">2. <text:span text:style-name="T5">Thick Web Client</text:span> (на основе "толстого" Web-клиента) предполагает, что значи­тельная часть бизнес-логики выполняется на клиентской машине. Обычно для выполнения бизнес-логики клиентом используется динамический HTML, аплеты Java или управляющие элементы ActiveX. Взаимодействие с сервером по-прежнему происходит через протокол HTTP.</text:p>
      <text:p text:style-name="P1">3. <text:span text:style-name="T5">Web Delivery</text:span> (на основе механизма Web-доставки). При взаимодействии клиента и сервера, кроме протокола HTTP, используются и другие протоколы, такие как IOOP и DCOM, которые могут применяться для поддержки системы распреде­ленных объектов. В данном случае броузер функционирует как контейнерный модуль системы распределенных объектов.</text:p>
      <text:p text:style-name="P1">Архітектура клієнт-сервер є одним із архітектурних шаблонів програмного забезпечення та є домінуючою концепцією у створенні розподілених мережних застосунків і передбачає взаємодію та обмін даними між ними. Вона передбачає такі основні компоненти:</text:p>
      <text:p text:style-name="P1">- набір серверів, які надають інформацію або інші послуги програмам, які звертаються до них;</text:p>
      <text:p text:style-name="P1">- набір клієнтів, які використовують сервіси, що надаються серверами;</text:p>
      <text:p text:style-name="P1">- мережа, яка забезпечує взаємодію між клієнтами та сервер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1T15:51:22</dc:date>
    <dc:creator>mark </dc:creator>
    <meta:editing-duration>P0D</meta:editing-duration>
    <meta:editing-cycles>11</meta:editing-cycles>
    <meta:document-statistic meta:table-count="0" meta:image-count="0" meta:object-count="0" meta:page-count="1" meta:paragraph-count="7" meta:word-count="185" meta:character-count="1473" meta:non-whitespace-character-count="1294"/>
  </office:meta>
</office:document-meta>
</file>